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*1.8" office:value-type="float" office:value="1.8" calcext:value-type="float">
            <text:p>1.8</text:p>
          </table:table-cell>
          <table:table-cell table:formula="of:=360/[.B1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1.8" office:value-type="float" office:value="3.6" calcext:value-type="float">
            <text:p>3.6</text:p>
          </table:table-cell>
          <table:table-cell table:formula="of:=360/[.B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1.8" office:value-type="float" office:value="5.4" calcext:value-type="float">
            <text:p>5.4</text:p>
          </table:table-cell>
          <table:table-cell table:formula="of:=360/[.B3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1.8" office:value-type="float" office:value="7.2" calcext:value-type="float">
            <text:p>7.2</text:p>
          </table:table-cell>
          <table:table-cell table:formula="of:=360/[.B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1.8" office:value-type="float" office:value="9" calcext:value-type="float">
            <text:p>9</text:p>
          </table:table-cell>
          <table:table-cell table:formula="of:=360/[.B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1.8" office:value-type="float" office:value="10.8" calcext:value-type="float">
            <text:p>10.8</text:p>
          </table:table-cell>
          <table:table-cell table:formula="of:=360/[.B6]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1.8" office:value-type="float" office:value="12.6" calcext:value-type="float">
            <text:p>12.6</text:p>
          </table:table-cell>
          <table:table-cell table:formula="of:=360/[.B7]"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1.8" office:value-type="float" office:value="14.4" calcext:value-type="float">
            <text:p>14.4</text:p>
          </table:table-cell>
          <table:table-cell table:formula="of:=360/[.B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1.8" office:value-type="float" office:value="16.2" calcext:value-type="float">
            <text:p>16.2</text:p>
          </table:table-cell>
          <table:table-cell table:formula="of:=360/[.B9]"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1.8" office:value-type="float" office:value="18" calcext:value-type="float">
            <text:p>18</text:p>
          </table:table-cell>
          <table:table-cell table:formula="of:=360/[.B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*1.8" office:value-type="float" office:value="19.8" calcext:value-type="float">
            <text:p>19.8</text:p>
          </table:table-cell>
          <table:table-cell table:formula="of:=360/[.B11]"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*1.8" office:value-type="float" office:value="21.6" calcext:value-type="float">
            <text:p>21.6</text:p>
          </table:table-cell>
          <table:table-cell table:formula="of:=360/[.B12]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*1.8" office:value-type="float" office:value="23.4" calcext:value-type="float">
            <text:p>23.4</text:p>
          </table:table-cell>
          <table:table-cell table:formula="of:=360/[.B13]"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*1.8" office:value-type="float" office:value="25.2" calcext:value-type="float">
            <text:p>25.2</text:p>
          </table:table-cell>
          <table:table-cell table:formula="of:=360/[.B14]"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*1.8" office:value-type="float" office:value="27" calcext:value-type="float">
            <text:p>27</text:p>
          </table:table-cell>
          <table:table-cell table:formula="of:=360/[.B15]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*1.8" office:value-type="float" office:value="28.8" calcext:value-type="float">
            <text:p>28.8</text:p>
          </table:table-cell>
          <table:table-cell table:formula="of:=360/[.B16]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*1.8" office:value-type="float" office:value="30.6" calcext:value-type="float">
            <text:p>30.6</text:p>
          </table:table-cell>
          <table:table-cell table:formula="of:=360/[.B17]"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*1.8" office:value-type="float" office:value="32.4" calcext:value-type="float">
            <text:p>32.4</text:p>
          </table:table-cell>
          <table:table-cell table:formula="of:=360/[.B18]"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*1.8" office:value-type="float" office:value="34.2" calcext:value-type="float">
            <text:p>34.2</text:p>
          </table:table-cell>
          <table:table-cell table:formula="of:=360/[.B19]"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*1.8" office:value-type="float" office:value="36" calcext:value-type="float">
            <text:p>36</text:p>
          </table:table-cell>
          <table:table-cell table:formula="of:=360/[.B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*1.8" office:value-type="float" office:value="37.8" calcext:value-type="float">
            <text:p>37.8</text:p>
          </table:table-cell>
          <table:table-cell table:formula="of:=360/[.B21]"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*1.8" office:value-type="float" office:value="39.6" calcext:value-type="float">
            <text:p>39.6</text:p>
          </table:table-cell>
          <table:table-cell table:formula="of:=360/[.B22]"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*1.8" office:value-type="float" office:value="41.4" calcext:value-type="float">
            <text:p>41.4</text:p>
          </table:table-cell>
          <table:table-cell table:formula="of:=360/[.B23]"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*1.8" office:value-type="float" office:value="43.2" calcext:value-type="float">
            <text:p>43.2</text:p>
          </table:table-cell>
          <table:table-cell table:formula="of:=360/[.B24]"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*1.8" office:value-type="float" office:value="45" calcext:value-type="float">
            <text:p>45</text:p>
          </table:table-cell>
          <table:table-cell table:formula="of:=360/[.B2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*1.8" office:value-type="float" office:value="46.8" calcext:value-type="float">
            <text:p>46.8</text:p>
          </table:table-cell>
          <table:table-cell table:formula="of:=360/[.B26]"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*1.8" office:value-type="float" office:value="48.6" calcext:value-type="float">
            <text:p>48.6</text:p>
          </table:table-cell>
          <table:table-cell table:formula="of:=360/[.B27]"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*1.8" office:value-type="float" office:value="50.4" calcext:value-type="float">
            <text:p>50.4</text:p>
          </table:table-cell>
          <table:table-cell table:formula="of:=360/[.B28]"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*1.8" office:value-type="float" office:value="52.2" calcext:value-type="float">
            <text:p>52.2</text:p>
          </table:table-cell>
          <table:table-cell table:formula="of:=360/[.B29]"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*1.8" office:value-type="float" office:value="54" calcext:value-type="float">
            <text:p>54</text:p>
          </table:table-cell>
          <table:table-cell table:formula="of:=360/[.B30]"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*1.8" office:value-type="float" office:value="55.8" calcext:value-type="float">
            <text:p>55.8</text:p>
          </table:table-cell>
          <table:table-cell table:formula="of:=360/[.B31]"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*1.8" office:value-type="float" office:value="57.6" calcext:value-type="float">
            <text:p>57.6</text:p>
          </table:table-cell>
          <table:table-cell table:formula="of:=360/[.B32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*1.8" office:value-type="float" office:value="59.4" calcext:value-type="float">
            <text:p>59.4</text:p>
          </table:table-cell>
          <table:table-cell table:formula="of:=360/[.B33]"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*1.8" office:value-type="float" office:value="61.2" calcext:value-type="float">
            <text:p>61.2</text:p>
          </table:table-cell>
          <table:table-cell table:formula="of:=360/[.B34]"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*1.8" office:value-type="float" office:value="63" calcext:value-type="float">
            <text:p>63</text:p>
          </table:table-cell>
          <table:table-cell table:formula="of:=360/[.B35]"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*1.8" office:value-type="float" office:value="64.8" calcext:value-type="float">
            <text:p>64.8</text:p>
          </table:table-cell>
          <table:table-cell table:formula="of:=360/[.B36]"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*1.8" office:value-type="float" office:value="66.6" calcext:value-type="float">
            <text:p>66.6</text:p>
          </table:table-cell>
          <table:table-cell table:formula="of:=360/[.B37]" office:value-type="float" office:value="5.4054054054054" calcext:value-type="float">
            <text:p>5.40540540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*1.8" office:value-type="float" office:value="68.4" calcext:value-type="float">
            <text:p>68.4</text:p>
          </table:table-cell>
          <table:table-cell table:formula="of:=360/[.B38]"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*1.8" office:value-type="float" office:value="70.2" calcext:value-type="float">
            <text:p>70.2</text:p>
          </table:table-cell>
          <table:table-cell table:formula="of:=360/[.B39]" office:value-type="float" office:value="5.12820512820513" calcext:value-type="float">
            <text:p>5.12820512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*1.8" office:value-type="float" office:value="72" calcext:value-type="float">
            <text:p>72</text:p>
          </table:table-cell>
          <table:table-cell table:formula="of:=360/[.B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*1.8" office:value-type="float" office:value="73.8" calcext:value-type="float">
            <text:p>73.8</text:p>
          </table:table-cell>
          <table:table-cell table:formula="of:=360/[.B41]" office:value-type="float" office:value="4.87804878048781" calcext:value-type="float">
            <text:p>4.87804878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*1.8" office:value-type="float" office:value="75.6" calcext:value-type="float">
            <text:p>75.6</text:p>
          </table:table-cell>
          <table:table-cell table:formula="of:=360/[.B42]"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*1.8" office:value-type="float" office:value="77.4" calcext:value-type="float">
            <text:p>77.4</text:p>
          </table:table-cell>
          <table:table-cell table:formula="of:=360/[.B43]"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*1.8" office:value-type="float" office:value="79.2" calcext:value-type="float">
            <text:p>79.2</text:p>
          </table:table-cell>
          <table:table-cell table:formula="of:=360/[.B44]"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*1.8" office:value-type="float" office:value="81" calcext:value-type="float">
            <text:p>81</text:p>
          </table:table-cell>
          <table:table-cell table:formula="of:=360/[.B45]" office:value-type="float" office:value="4.44444444444444" calcext:value-type="float">
            <text:p>4.4444444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*1.8" office:value-type="float" office:value="82.8" calcext:value-type="float">
            <text:p>82.8</text:p>
          </table:table-cell>
          <table:table-cell table:formula="of:=360/[.B46]"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*1.8" office:value-type="float" office:value="84.6" calcext:value-type="float">
            <text:p>84.6</text:p>
          </table:table-cell>
          <table:table-cell table:formula="of:=360/[.B47]"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*1.8" office:value-type="float" office:value="86.4" calcext:value-type="float">
            <text:p>86.4</text:p>
          </table:table-cell>
          <table:table-cell table:formula="of:=360/[.B48]"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*1.8" office:value-type="float" office:value="88.2" calcext:value-type="float">
            <text:p>88.2</text:p>
          </table:table-cell>
          <table:table-cell table:formula="of:=360/[.B49]" office:value-type="float" office:value="4.08163265306122" calcext:value-type="float">
            <text:p>4.0816326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*1.8" office:value-type="float" office:value="90" calcext:value-type="float">
            <text:p>90</text:p>
          </table:table-cell>
          <table:table-cell table:formula="of:=360/[.B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1]*1.8" office:value-type="float" office:value="91.8" calcext:value-type="float">
            <text:p>91.8</text:p>
          </table:table-cell>
          <table:table-cell table:formula="of:=360/[.B51]" office:value-type="float" office:value="3.92156862745098" calcext:value-type="float">
            <text:p>3.92156862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2]*1.8" office:value-type="float" office:value="93.6" calcext:value-type="float">
            <text:p>93.6</text:p>
          </table:table-cell>
          <table:table-cell table:formula="of:=360/[.B52]"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3]*1.8" office:value-type="float" office:value="95.4" calcext:value-type="float">
            <text:p>95.4</text:p>
          </table:table-cell>
          <table:table-cell table:formula="of:=360/[.B53]" office:value-type="float" office:value="3.77358490566038" calcext:value-type="float">
            <text:p>3.77358490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4]*1.8" office:value-type="float" office:value="97.2" calcext:value-type="float">
            <text:p>97.2</text:p>
          </table:table-cell>
          <table:table-cell table:formula="of:=360/[.B54]"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5]*1.8" office:value-type="float" office:value="99" calcext:value-type="float">
            <text:p>99</text:p>
          </table:table-cell>
          <table:table-cell table:formula="of:=360/[.B55]" office:value-type="float" office:value="3.63636363636364" calcext:value-type="float">
            <text:p>3.63636363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6]*1.8" office:value-type="float" office:value="100.8" calcext:value-type="float">
            <text:p>100.8</text:p>
          </table:table-cell>
          <table:table-cell table:formula="of:=360/[.B56]" office:value-type="float" office:value="3.57142857142857" calcext:value-type="float">
            <text:p>3.57142857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7]*1.8" office:value-type="float" office:value="102.6" calcext:value-type="float">
            <text:p>102.6</text:p>
          </table:table-cell>
          <table:table-cell table:formula="of:=360/[.B57]" office:value-type="float" office:value="3.50877192982456" calcext:value-type="float">
            <text:p>3.50877192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8]*1.8" office:value-type="float" office:value="104.4" calcext:value-type="float">
            <text:p>104.4</text:p>
          </table:table-cell>
          <table:table-cell table:formula="of:=360/[.B58]"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9]*1.8" office:value-type="float" office:value="106.2" calcext:value-type="float">
            <text:p>106.2</text:p>
          </table:table-cell>
          <table:table-cell table:formula="of:=360/[.B59]" office:value-type="float" office:value="3.38983050847458" calcext:value-type="float">
            <text:p>3.38983050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0]*1.8" office:value-type="float" office:value="108" calcext:value-type="float">
            <text:p>108</text:p>
          </table:table-cell>
          <table:table-cell table:formula="of:=360/[.B60]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1]*1.8" office:value-type="float" office:value="109.8" calcext:value-type="float">
            <text:p>109.8</text:p>
          </table:table-cell>
          <table:table-cell table:formula="of:=360/[.B61]" office:value-type="float" office:value="3.27868852459016" calcext:value-type="float">
            <text:p>3.27868852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2]*1.8" office:value-type="float" office:value="111.6" calcext:value-type="float">
            <text:p>111.6</text:p>
          </table:table-cell>
          <table:table-cell table:formula="of:=360/[.B62]"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3]*1.8" office:value-type="float" office:value="113.4" calcext:value-type="float">
            <text:p>113.4</text:p>
          </table:table-cell>
          <table:table-cell table:formula="of:=360/[.B63]" office:value-type="float" office:value="3.17460317460317" calcext:value-type="float">
            <text:p>3.17460317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*1.8" office:value-type="float" office:value="115.2" calcext:value-type="float">
            <text:p>115.2</text:p>
          </table:table-cell>
          <table:table-cell table:formula="of:=360/[.B64]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5]*1.8" office:value-type="float" office:value="117" calcext:value-type="float">
            <text:p>117</text:p>
          </table:table-cell>
          <table:table-cell table:formula="of:=360/[.B65]" office:value-type="float" office:value="3.07692307692308" calcext:value-type="float">
            <text:p>3.07692307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6]*1.8" office:value-type="float" office:value="118.8" calcext:value-type="float">
            <text:p>118.8</text:p>
          </table:table-cell>
          <table:table-cell table:formula="of:=360/[.B66]"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7]*1.8" office:value-type="float" office:value="120.6" calcext:value-type="float">
            <text:p>120.6</text:p>
          </table:table-cell>
          <table:table-cell table:formula="of:=360/[.B67]" office:value-type="float" office:value="2.98507462686567" calcext:value-type="float">
            <text:p>2.98507462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8]*1.8" office:value-type="float" office:value="122.4" calcext:value-type="float">
            <text:p>122.4</text:p>
          </table:table-cell>
          <table:table-cell table:formula="of:=360/[.B68]" office:value-type="float" office:value="2.94117647058823" calcext:value-type="float">
            <text:p>2.94117647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9]*1.8" office:value-type="float" office:value="124.2" calcext:value-type="float">
            <text:p>124.2</text:p>
          </table:table-cell>
          <table:table-cell table:formula="of:=360/[.B69]" office:value-type="float" office:value="2.89855072463768" calcext:value-type="float">
            <text:p>2.89855072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0]*1.8" office:value-type="float" office:value="126" calcext:value-type="float">
            <text:p>126</text:p>
          </table:table-cell>
          <table:table-cell table:formula="of:=360/[.B70]"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1]*1.8" office:value-type="float" office:value="127.8" calcext:value-type="float">
            <text:p>127.8</text:p>
          </table:table-cell>
          <table:table-cell table:formula="of:=360/[.B71]" office:value-type="float" office:value="2.8169014084507" calcext:value-type="float">
            <text:p>2.81690140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2]*1.8" office:value-type="float" office:value="129.6" calcext:value-type="float">
            <text:p>129.6</text:p>
          </table:table-cell>
          <table:table-cell table:formula="of:=360/[.B72]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3]*1.8" office:value-type="float" office:value="131.4" calcext:value-type="float">
            <text:p>131.4</text:p>
          </table:table-cell>
          <table:table-cell table:formula="of:=360/[.B73]" office:value-type="float" office:value="2.73972602739726" calcext:value-type="float">
            <text:p>2.73972602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4]*1.8" office:value-type="float" office:value="133.2" calcext:value-type="float">
            <text:p>133.2</text:p>
          </table:table-cell>
          <table:table-cell table:formula="of:=360/[.B74]"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*1.8" office:value-type="float" office:value="135" calcext:value-type="float">
            <text:p>135</text:p>
          </table:table-cell>
          <table:table-cell table:formula="of:=360/[.B75]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6]*1.8" office:value-type="float" office:value="136.8" calcext:value-type="float">
            <text:p>136.8</text:p>
          </table:table-cell>
          <table:table-cell table:formula="of:=360/[.B76]" office:value-type="float" office:value="2.63157894736842" calcext:value-type="float">
            <text:p>2.63157894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7]*1.8" office:value-type="float" office:value="138.6" calcext:value-type="float">
            <text:p>138.6</text:p>
          </table:table-cell>
          <table:table-cell table:formula="of:=360/[.B77]" office:value-type="float" office:value="2.5974025974026" calcext:value-type="float">
            <text:p>2.59740259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8]*1.8" office:value-type="float" office:value="140.4" calcext:value-type="float">
            <text:p>140.4</text:p>
          </table:table-cell>
          <table:table-cell table:formula="of:=360/[.B78]" office:value-type="float" office:value="2.56410256410256" calcext:value-type="float">
            <text:p>2.5641025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79]*1.8" office:value-type="float" office:value="142.2" calcext:value-type="float">
            <text:p>142.2</text:p>
          </table:table-cell>
          <table:table-cell table:formula="of:=360/[.B79]" office:value-type="float" office:value="2.53164556962025" calcext:value-type="float">
            <text:p>2.53164556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0]*1.8" office:value-type="float" office:value="144" calcext:value-type="float">
            <text:p>144</text:p>
          </table:table-cell>
          <table:table-cell table:formula="of:=360/[.B8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1]*1.8" office:value-type="float" office:value="145.8" calcext:value-type="float">
            <text:p>145.8</text:p>
          </table:table-cell>
          <table:table-cell table:formula="of:=360/[.B81]" office:value-type="float" office:value="2.46913580246914" calcext:value-type="float">
            <text:p>2.46913580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2]*1.8" office:value-type="float" office:value="147.6" calcext:value-type="float">
            <text:p>147.6</text:p>
          </table:table-cell>
          <table:table-cell table:formula="of:=360/[.B82]" office:value-type="float" office:value="2.4390243902439" calcext:value-type="float">
            <text:p>2.43902439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3]*1.8" office:value-type="float" office:value="149.4" calcext:value-type="float">
            <text:p>149.4</text:p>
          </table:table-cell>
          <table:table-cell table:formula="of:=360/[.B83]" office:value-type="float" office:value="2.40963855421687" calcext:value-type="float">
            <text:p>2.40963855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4]*1.8" office:value-type="float" office:value="151.2" calcext:value-type="float">
            <text:p>151.2</text:p>
          </table:table-cell>
          <table:table-cell table:formula="of:=360/[.B84]" office:value-type="float" office:value="2.38095238095238" calcext:value-type="float">
            <text:p>2.380952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5]*1.8" office:value-type="float" office:value="153" calcext:value-type="float">
            <text:p>153</text:p>
          </table:table-cell>
          <table:table-cell table:formula="of:=360/[.B85]" office:value-type="float" office:value="2.35294117647059" calcext:value-type="float">
            <text:p>2.35294117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6]*1.8" office:value-type="float" office:value="154.8" calcext:value-type="float">
            <text:p>154.8</text:p>
          </table:table-cell>
          <table:table-cell table:formula="of:=360/[.B86]" office:value-type="float" office:value="2.32558139534884" calcext:value-type="float">
            <text:p>2.32558139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7]*1.8" office:value-type="float" office:value="156.6" calcext:value-type="float">
            <text:p>156.6</text:p>
          </table:table-cell>
          <table:table-cell table:formula="of:=360/[.B87]" office:value-type="float" office:value="2.29885057471264" calcext:value-type="float">
            <text:p>2.29885057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8]*1.8" office:value-type="float" office:value="158.4" calcext:value-type="float">
            <text:p>158.4</text:p>
          </table:table-cell>
          <table:table-cell table:formula="of:=360/[.B88]" office:value-type="float" office:value="2.27272727272727" calcext:value-type="float">
            <text:p>2.27272727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89]*1.8" office:value-type="float" office:value="160.2" calcext:value-type="float">
            <text:p>160.2</text:p>
          </table:table-cell>
          <table:table-cell table:formula="of:=360/[.B89]" office:value-type="float" office:value="2.24719101123595" calcext:value-type="float">
            <text:p>2.24719101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0]*1.8" office:value-type="float" office:value="162" calcext:value-type="float">
            <text:p>162</text:p>
          </table:table-cell>
          <table:table-cell table:formula="of:=360/[.B90]" office:value-type="float" office:value="2.22222222222222" calcext:value-type="float">
            <text:p>2.222222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1]*1.8" office:value-type="float" office:value="163.8" calcext:value-type="float">
            <text:p>163.8</text:p>
          </table:table-cell>
          <table:table-cell table:formula="of:=360/[.B91]" office:value-type="float" office:value="2.1978021978022" calcext:value-type="float">
            <text:p>2.19780219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2]*1.8" office:value-type="float" office:value="165.6" calcext:value-type="float">
            <text:p>165.6</text:p>
          </table:table-cell>
          <table:table-cell table:formula="of:=360/[.B92]" office:value-type="float" office:value="2.17391304347826" calcext:value-type="float">
            <text:p>2.17391304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3]*1.8" office:value-type="float" office:value="167.4" calcext:value-type="float">
            <text:p>167.4</text:p>
          </table:table-cell>
          <table:table-cell table:formula="of:=360/[.B93]" office:value-type="float" office:value="2.1505376344086" calcext:value-type="float">
            <text:p>2.15053763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4]*1.8" office:value-type="float" office:value="169.2" calcext:value-type="float">
            <text:p>169.2</text:p>
          </table:table-cell>
          <table:table-cell table:formula="of:=360/[.B94]" office:value-type="float" office:value="2.12765957446808" calcext:value-type="float">
            <text:p>2.12765957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5]*1.8" office:value-type="float" office:value="171" calcext:value-type="float">
            <text:p>171</text:p>
          </table:table-cell>
          <table:table-cell table:formula="of:=360/[.B95]" office:value-type="float" office:value="2.10526315789474" calcext:value-type="float">
            <text:p>2.10526315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6]*1.8" office:value-type="float" office:value="172.8" calcext:value-type="float">
            <text:p>172.8</text:p>
          </table:table-cell>
          <table:table-cell table:formula="of:=360/[.B96]"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7]*1.8" office:value-type="float" office:value="174.6" calcext:value-type="float">
            <text:p>174.6</text:p>
          </table:table-cell>
          <table:table-cell table:formula="of:=360/[.B97]" office:value-type="float" office:value="2.06185567010309" calcext:value-type="float">
            <text:p>2.06185567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8]*1.8" office:value-type="float" office:value="176.4" calcext:value-type="float">
            <text:p>176.4</text:p>
          </table:table-cell>
          <table:table-cell table:formula="of:=360/[.B98]" office:value-type="float" office:value="2.04081632653061" calcext:value-type="float">
            <text:p>2.04081632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9]*1.8" office:value-type="float" office:value="178.2" calcext:value-type="float">
            <text:p>178.2</text:p>
          </table:table-cell>
          <table:table-cell table:formula="of:=360/[.B99]" office:value-type="float" office:value="2.02020202020202" calcext:value-type="float">
            <text:p>2.0202020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0]*1.8" office:value-type="float" office:value="180" calcext:value-type="float">
            <text:p>180</text:p>
          </table:table-cell>
          <table:table-cell table:formula="of:=360/[.B1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1]*1.8" office:value-type="float" office:value="181.8" calcext:value-type="float">
            <text:p>181.8</text:p>
          </table:table-cell>
          <table:table-cell table:formula="of:=360/[.B101]" office:value-type="float" office:value="1.98019801980198" calcext:value-type="float">
            <text:p>1.98019801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2]*1.8" office:value-type="float" office:value="183.6" calcext:value-type="float">
            <text:p>183.6</text:p>
          </table:table-cell>
          <table:table-cell table:formula="of:=360/[.B102]" office:value-type="float" office:value="1.96078431372549" calcext:value-type="float">
            <text:p>1.96078431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3]*1.8" office:value-type="float" office:value="185.4" calcext:value-type="float">
            <text:p>185.4</text:p>
          </table:table-cell>
          <table:table-cell table:formula="of:=360/[.B103]" office:value-type="float" office:value="1.94174757281553" calcext:value-type="float">
            <text:p>1.94174757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4]*1.8" office:value-type="float" office:value="187.2" calcext:value-type="float">
            <text:p>187.2</text:p>
          </table:table-cell>
          <table:table-cell table:formula="of:=360/[.B104]" office:value-type="float" office:value="1.92307692307692" calcext:value-type="float">
            <text:p>1.92307692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5]*1.8" office:value-type="float" office:value="189" calcext:value-type="float">
            <text:p>189</text:p>
          </table:table-cell>
          <table:table-cell table:formula="of:=360/[.B105]" office:value-type="float" office:value="1.9047619047619" calcext:value-type="float">
            <text:p>1.90476190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6]*1.8" office:value-type="float" office:value="190.8" calcext:value-type="float">
            <text:p>190.8</text:p>
          </table:table-cell>
          <table:table-cell table:formula="of:=360/[.B106]" office:value-type="float" office:value="1.88679245283019" calcext:value-type="float">
            <text:p>1.88679245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7]*1.8" office:value-type="float" office:value="192.6" calcext:value-type="float">
            <text:p>192.6</text:p>
          </table:table-cell>
          <table:table-cell table:formula="of:=360/[.B107]" office:value-type="float" office:value="1.86915887850467" calcext:value-type="float">
            <text:p>1.86915887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8]*1.8" office:value-type="float" office:value="194.4" calcext:value-type="float">
            <text:p>194.4</text:p>
          </table:table-cell>
          <table:table-cell table:formula="of:=360/[.B108]" office:value-type="float" office:value="1.85185185185185" calcext:value-type="float">
            <text:p>1.85185185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09]*1.8" office:value-type="float" office:value="196.2" calcext:value-type="float">
            <text:p>196.2</text:p>
          </table:table-cell>
          <table:table-cell table:formula="of:=360/[.B109]" office:value-type="float" office:value="1.8348623853211" calcext:value-type="float">
            <text:p>1.83486238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0]*1.8" office:value-type="float" office:value="198" calcext:value-type="float">
            <text:p>198</text:p>
          </table:table-cell>
          <table:table-cell table:formula="of:=360/[.B110]" office:value-type="float" office:value="1.81818181818182" calcext:value-type="float">
            <text:p>1.81818181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1]*1.8" office:value-type="float" office:value="199.8" calcext:value-type="float">
            <text:p>199.8</text:p>
          </table:table-cell>
          <table:table-cell table:formula="of:=360/[.B111]" office:value-type="float" office:value="1.8018018018018" calcext:value-type="float">
            <text:p>1.8018018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2]*1.8" office:value-type="float" office:value="201.6" calcext:value-type="float">
            <text:p>201.6</text:p>
          </table:table-cell>
          <table:table-cell table:formula="of:=360/[.B112]"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3]*1.8" office:value-type="float" office:value="203.4" calcext:value-type="float">
            <text:p>203.4</text:p>
          </table:table-cell>
          <table:table-cell table:formula="of:=360/[.B113]" office:value-type="float" office:value="1.76991150442478" calcext:value-type="float">
            <text:p>1.76991150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4]*1.8" office:value-type="float" office:value="205.2" calcext:value-type="float">
            <text:p>205.2</text:p>
          </table:table-cell>
          <table:table-cell table:formula="of:=360/[.B114]" office:value-type="float" office:value="1.75438596491228" calcext:value-type="float">
            <text:p>1.75438596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5]*1.8" office:value-type="float" office:value="207" calcext:value-type="float">
            <text:p>207</text:p>
          </table:table-cell>
          <table:table-cell table:formula="of:=360/[.B115]" office:value-type="float" office:value="1.73913043478261" calcext:value-type="float">
            <text:p>1.73913043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6]*1.8" office:value-type="float" office:value="208.8" calcext:value-type="float">
            <text:p>208.8</text:p>
          </table:table-cell>
          <table:table-cell table:formula="of:=360/[.B116]" office:value-type="float" office:value="1.72413793103448" calcext:value-type="float">
            <text:p>1.7241379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7]*1.8" office:value-type="float" office:value="210.6" calcext:value-type="float">
            <text:p>210.6</text:p>
          </table:table-cell>
          <table:table-cell table:formula="of:=360/[.B117]" office:value-type="float" office:value="1.70940170940171" calcext:value-type="float">
            <text:p>1.70940170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8]*1.8" office:value-type="float" office:value="212.4" calcext:value-type="float">
            <text:p>212.4</text:p>
          </table:table-cell>
          <table:table-cell table:formula="of:=360/[.B118]" office:value-type="float" office:value="1.69491525423729" calcext:value-type="float">
            <text:p>1.69491525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19]*1.8" office:value-type="float" office:value="214.2" calcext:value-type="float">
            <text:p>214.2</text:p>
          </table:table-cell>
          <table:table-cell table:formula="of:=360/[.B119]" office:value-type="float" office:value="1.68067226890756" calcext:value-type="float">
            <text:p>1.68067226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0]*1.8" office:value-type="float" office:value="216" calcext:value-type="float">
            <text:p>216</text:p>
          </table:table-cell>
          <table:table-cell table:formula="of:=360/[.B120]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1]*1.8" office:value-type="float" office:value="217.8" calcext:value-type="float">
            <text:p>217.8</text:p>
          </table:table-cell>
          <table:table-cell table:formula="of:=360/[.B121]" office:value-type="float" office:value="1.65289256198347" calcext:value-type="float">
            <text:p>1.6528925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2]*1.8" office:value-type="float" office:value="219.6" calcext:value-type="float">
            <text:p>219.6</text:p>
          </table:table-cell>
          <table:table-cell table:formula="of:=360/[.B122]" office:value-type="float" office:value="1.63934426229508" calcext:value-type="float">
            <text:p>1.63934426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3]*1.8" office:value-type="float" office:value="221.4" calcext:value-type="float">
            <text:p>221.4</text:p>
          </table:table-cell>
          <table:table-cell table:formula="of:=360/[.B123]" office:value-type="float" office:value="1.6260162601626" calcext:value-type="float">
            <text:p>1.62601626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4]*1.8" office:value-type="float" office:value="223.2" calcext:value-type="float">
            <text:p>223.2</text:p>
          </table:table-cell>
          <table:table-cell table:formula="of:=360/[.B124]" office:value-type="float" office:value="1.61290322580645" calcext:value-type="float">
            <text:p>1.61290322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5]*1.8" office:value-type="float" office:value="225" calcext:value-type="float">
            <text:p>225</text:p>
          </table:table-cell>
          <table:table-cell table:formula="of:=360/[.B125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6]*1.8" office:value-type="float" office:value="226.8" calcext:value-type="float">
            <text:p>226.8</text:p>
          </table:table-cell>
          <table:table-cell table:formula="of:=360/[.B126]" office:value-type="float" office:value="1.58730158730159" calcext:value-type="float">
            <text:p>1.58730158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7]*1.8" office:value-type="float" office:value="228.6" calcext:value-type="float">
            <text:p>228.6</text:p>
          </table:table-cell>
          <table:table-cell table:formula="of:=360/[.B127]" office:value-type="float" office:value="1.5748031496063" calcext:value-type="float">
            <text:p>1.5748031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8]*1.8" office:value-type="float" office:value="230.4" calcext:value-type="float">
            <text:p>230.4</text:p>
          </table:table-cell>
          <table:table-cell table:formula="of:=360/[.B128]"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29]*1.8" office:value-type="float" office:value="232.2" calcext:value-type="float">
            <text:p>232.2</text:p>
          </table:table-cell>
          <table:table-cell table:formula="of:=360/[.B129]" office:value-type="float" office:value="1.55038759689922" calcext:value-type="float">
            <text:p>1.55038759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0]*1.8" office:value-type="float" office:value="234" calcext:value-type="float">
            <text:p>234</text:p>
          </table:table-cell>
          <table:table-cell table:formula="of:=360/[.B130]" office:value-type="float" office:value="1.53846153846154" calcext:value-type="float">
            <text:p>1.53846153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1]*1.8" office:value-type="float" office:value="235.8" calcext:value-type="float">
            <text:p>235.8</text:p>
          </table:table-cell>
          <table:table-cell table:formula="of:=360/[.B131]" office:value-type="float" office:value="1.52671755725191" calcext:value-type="float">
            <text:p>1.52671755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2]*1.8" office:value-type="float" office:value="237.6" calcext:value-type="float">
            <text:p>237.6</text:p>
          </table:table-cell>
          <table:table-cell table:formula="of:=360/[.B132]" office:value-type="float" office:value="1.51515151515152" calcext:value-type="float">
            <text:p>1.51515151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3]*1.8" office:value-type="float" office:value="239.4" calcext:value-type="float">
            <text:p>239.4</text:p>
          </table:table-cell>
          <table:table-cell table:formula="of:=360/[.B133]" office:value-type="float" office:value="1.50375939849624" calcext:value-type="float">
            <text:p>1.50375939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4]*1.8" office:value-type="float" office:value="241.2" calcext:value-type="float">
            <text:p>241.2</text:p>
          </table:table-cell>
          <table:table-cell table:formula="of:=360/[.B134]" office:value-type="float" office:value="1.49253731343284" calcext:value-type="float">
            <text:p>1.4925373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5]*1.8" office:value-type="float" office:value="243" calcext:value-type="float">
            <text:p>243</text:p>
          </table:table-cell>
          <table:table-cell table:formula="of:=360/[.B135]" office:value-type="float" office:value="1.48148148148148" calcext:value-type="float">
            <text:p>1.48148148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6]*1.8" office:value-type="float" office:value="244.8" calcext:value-type="float">
            <text:p>244.8</text:p>
          </table:table-cell>
          <table:table-cell table:formula="of:=360/[.B136]" office:value-type="float" office:value="1.47058823529412" calcext:value-type="float">
            <text:p>1.47058823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7]*1.8" office:value-type="float" office:value="246.6" calcext:value-type="float">
            <text:p>246.6</text:p>
          </table:table-cell>
          <table:table-cell table:formula="of:=360/[.B137]" office:value-type="float" office:value="1.45985401459854" calcext:value-type="float">
            <text:p>1.45985401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8]*1.8" office:value-type="float" office:value="248.4" calcext:value-type="float">
            <text:p>248.4</text:p>
          </table:table-cell>
          <table:table-cell table:formula="of:=360/[.B138]" office:value-type="float" office:value="1.44927536231884" calcext:value-type="float">
            <text:p>1.44927536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39]*1.8" office:value-type="float" office:value="250.2" calcext:value-type="float">
            <text:p>250.2</text:p>
          </table:table-cell>
          <table:table-cell table:formula="of:=360/[.B139]" office:value-type="float" office:value="1.43884892086331" calcext:value-type="float">
            <text:p>1.43884892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0]*1.8" office:value-type="float" office:value="252" calcext:value-type="float">
            <text:p>252</text:p>
          </table:table-cell>
          <table:table-cell table:formula="of:=360/[.B140]"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1]*1.8" office:value-type="float" office:value="253.8" calcext:value-type="float">
            <text:p>253.8</text:p>
          </table:table-cell>
          <table:table-cell table:formula="of:=360/[.B141]" office:value-type="float" office:value="1.41843971631206" calcext:value-type="float">
            <text:p>1.41843971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2]*1.8" office:value-type="float" office:value="255.6" calcext:value-type="float">
            <text:p>255.6</text:p>
          </table:table-cell>
          <table:table-cell table:formula="of:=360/[.B142]" office:value-type="float" office:value="1.40845070422535" calcext:value-type="float">
            <text:p>1.40845070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3]*1.8" office:value-type="float" office:value="257.4" calcext:value-type="float">
            <text:p>257.4</text:p>
          </table:table-cell>
          <table:table-cell table:formula="of:=360/[.B143]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4]*1.8" office:value-type="float" office:value="259.2" calcext:value-type="float">
            <text:p>259.2</text:p>
          </table:table-cell>
          <table:table-cell table:formula="of:=360/[.B144]" office:value-type="float" office:value="1.38888888888889" calcext:value-type="float">
            <text:p>1.38888888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5]*1.8" office:value-type="float" office:value="261" calcext:value-type="float">
            <text:p>261</text:p>
          </table:table-cell>
          <table:table-cell table:formula="of:=360/[.B145]" office:value-type="float" office:value="1.37931034482759" calcext:value-type="float">
            <text:p>1.37931034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6]*1.8" office:value-type="float" office:value="262.8" calcext:value-type="float">
            <text:p>262.8</text:p>
          </table:table-cell>
          <table:table-cell table:formula="of:=360/[.B146]" office:value-type="float" office:value="1.36986301369863" calcext:value-type="float">
            <text:p>1.36986301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7]*1.8" office:value-type="float" office:value="264.6" calcext:value-type="float">
            <text:p>264.6</text:p>
          </table:table-cell>
          <table:table-cell table:formula="of:=360/[.B147]" office:value-type="float" office:value="1.36054421768707" calcext:value-type="float">
            <text:p>1.3605442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8]*1.8" office:value-type="float" office:value="266.4" calcext:value-type="float">
            <text:p>266.4</text:p>
          </table:table-cell>
          <table:table-cell table:formula="of:=360/[.B148]" office:value-type="float" office:value="1.35135135135135" calcext:value-type="float">
            <text:p>1.35135135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49]*1.8" office:value-type="float" office:value="268.2" calcext:value-type="float">
            <text:p>268.2</text:p>
          </table:table-cell>
          <table:table-cell table:formula="of:=360/[.B149]" office:value-type="float" office:value="1.34228187919463" calcext:value-type="float">
            <text:p>1.3422818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0]*1.8" office:value-type="float" office:value="270" calcext:value-type="float">
            <text:p>270</text:p>
          </table:table-cell>
          <table:table-cell table:formula="of:=360/[.B150]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1]*1.8" office:value-type="float" office:value="271.8" calcext:value-type="float">
            <text:p>271.8</text:p>
          </table:table-cell>
          <table:table-cell table:formula="of:=360/[.B151]" office:value-type="float" office:value="1.32450331125828" calcext:value-type="float">
            <text:p>1.32450331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2]*1.8" office:value-type="float" office:value="273.6" calcext:value-type="float">
            <text:p>273.6</text:p>
          </table:table-cell>
          <table:table-cell table:formula="of:=360/[.B152]" office:value-type="float" office:value="1.31578947368421" calcext:value-type="float">
            <text:p>1.31578947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3]*1.8" office:value-type="float" office:value="275.4" calcext:value-type="float">
            <text:p>275.4</text:p>
          </table:table-cell>
          <table:table-cell table:formula="of:=360/[.B153]" office:value-type="float" office:value="1.30718954248366" calcext:value-type="float">
            <text:p>1.3071895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4]*1.8" office:value-type="float" office:value="277.2" calcext:value-type="float">
            <text:p>277.2</text:p>
          </table:table-cell>
          <table:table-cell table:formula="of:=360/[.B154]" office:value-type="float" office:value="1.2987012987013" calcext:value-type="float">
            <text:p>1.29870129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5]*1.8" office:value-type="float" office:value="279" calcext:value-type="float">
            <text:p>279</text:p>
          </table:table-cell>
          <table:table-cell table:formula="of:=360/[.B155]" office:value-type="float" office:value="1.29032258064516" calcext:value-type="float">
            <text:p>1.29032258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6]*1.8" office:value-type="float" office:value="280.8" calcext:value-type="float">
            <text:p>280.8</text:p>
          </table:table-cell>
          <table:table-cell table:formula="of:=360/[.B156]" office:value-type="float" office:value="1.28205128205128" calcext:value-type="float">
            <text:p>1.28205128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7]*1.8" office:value-type="float" office:value="282.6" calcext:value-type="float">
            <text:p>282.6</text:p>
          </table:table-cell>
          <table:table-cell table:formula="of:=360/[.B157]" office:value-type="float" office:value="1.27388535031847" calcext:value-type="float">
            <text:p>1.27388535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8]*1.8" office:value-type="float" office:value="284.4" calcext:value-type="float">
            <text:p>284.4</text:p>
          </table:table-cell>
          <table:table-cell table:formula="of:=360/[.B158]" office:value-type="float" office:value="1.26582278481013" calcext:value-type="float">
            <text:p>1.26582278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59]*1.8" office:value-type="float" office:value="286.2" calcext:value-type="float">
            <text:p>286.2</text:p>
          </table:table-cell>
          <table:table-cell table:formula="of:=360/[.B159]" office:value-type="float" office:value="1.25786163522013" calcext:value-type="float">
            <text:p>1.2578616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0]*1.8" office:value-type="float" office:value="288" calcext:value-type="float">
            <text:p>288</text:p>
          </table:table-cell>
          <table:table-cell table:formula="of:=360/[.B160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1]*1.8" office:value-type="float" office:value="289.8" calcext:value-type="float">
            <text:p>289.8</text:p>
          </table:table-cell>
          <table:table-cell table:formula="of:=360/[.B161]" office:value-type="float" office:value="1.24223602484472" calcext:value-type="float">
            <text:p>1.24223602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2]*1.8" office:value-type="float" office:value="291.6" calcext:value-type="float">
            <text:p>291.6</text:p>
          </table:table-cell>
          <table:table-cell table:formula="of:=360/[.B162]" office:value-type="float" office:value="1.23456790123457" calcext:value-type="float">
            <text:p>1.23456790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3]*1.8" office:value-type="float" office:value="293.4" calcext:value-type="float">
            <text:p>293.4</text:p>
          </table:table-cell>
          <table:table-cell table:formula="of:=360/[.B163]" office:value-type="float" office:value="1.22699386503067" calcext:value-type="float">
            <text:p>1.2269938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4]*1.8" office:value-type="float" office:value="295.2" calcext:value-type="float">
            <text:p>295.2</text:p>
          </table:table-cell>
          <table:table-cell table:formula="of:=360/[.B164]" office:value-type="float" office:value="1.21951219512195" calcext:value-type="float">
            <text:p>1.21951219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5]*1.8" office:value-type="float" office:value="297" calcext:value-type="float">
            <text:p>297</text:p>
          </table:table-cell>
          <table:table-cell table:formula="of:=360/[.B165]" office:value-type="float" office:value="1.21212121212121" calcext:value-type="float">
            <text:p>1.21212121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6]*1.8" office:value-type="float" office:value="298.8" calcext:value-type="float">
            <text:p>298.8</text:p>
          </table:table-cell>
          <table:table-cell table:formula="of:=360/[.B166]" office:value-type="float" office:value="1.20481927710843" calcext:value-type="float">
            <text:p>1.20481927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7]*1.8" office:value-type="float" office:value="300.6" calcext:value-type="float">
            <text:p>300.6</text:p>
          </table:table-cell>
          <table:table-cell table:formula="of:=360/[.B167]" office:value-type="float" office:value="1.19760479041916" calcext:value-type="float">
            <text:p>1.19760479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8]*1.8" office:value-type="float" office:value="302.4" calcext:value-type="float">
            <text:p>302.4</text:p>
          </table:table-cell>
          <table:table-cell table:formula="of:=360/[.B168]" office:value-type="float" office:value="1.19047619047619" calcext:value-type="float">
            <text:p>1.19047619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69]*1.8" office:value-type="float" office:value="304.2" calcext:value-type="float">
            <text:p>304.2</text:p>
          </table:table-cell>
          <table:table-cell table:formula="of:=360/[.B169]" office:value-type="float" office:value="1.18343195266272" calcext:value-type="float">
            <text:p>1.18343195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0]*1.8" office:value-type="float" office:value="306" calcext:value-type="float">
            <text:p>306</text:p>
          </table:table-cell>
          <table:table-cell table:formula="of:=360/[.B170]" office:value-type="float" office:value="1.17647058823529" calcext:value-type="float">
            <text:p>1.17647058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1]*1.8" office:value-type="float" office:value="307.8" calcext:value-type="float">
            <text:p>307.8</text:p>
          </table:table-cell>
          <table:table-cell table:formula="of:=360/[.B171]" office:value-type="float" office:value="1.16959064327485" calcext:value-type="float">
            <text:p>1.16959064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2]*1.8" office:value-type="float" office:value="309.6" calcext:value-type="float">
            <text:p>309.6</text:p>
          </table:table-cell>
          <table:table-cell table:formula="of:=360/[.B172]" office:value-type="float" office:value="1.16279069767442" calcext:value-type="float">
            <text:p>1.16279069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3]*1.8" office:value-type="float" office:value="311.4" calcext:value-type="float">
            <text:p>311.4</text:p>
          </table:table-cell>
          <table:table-cell table:formula="of:=360/[.B173]" office:value-type="float" office:value="1.15606936416185" calcext:value-type="float">
            <text:p>1.15606936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4]*1.8" office:value-type="float" office:value="313.2" calcext:value-type="float">
            <text:p>313.2</text:p>
          </table:table-cell>
          <table:table-cell table:formula="of:=360/[.B174]" office:value-type="float" office:value="1.14942528735632" calcext:value-type="float">
            <text:p>1.14942528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5]*1.8" office:value-type="float" office:value="315" calcext:value-type="float">
            <text:p>315</text:p>
          </table:table-cell>
          <table:table-cell table:formula="of:=360/[.B175]" office:value-type="float" office:value="1.14285714285714" calcext:value-type="float">
            <text:p>1.14285714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6]*1.8" office:value-type="float" office:value="316.8" calcext:value-type="float">
            <text:p>316.8</text:p>
          </table:table-cell>
          <table:table-cell table:formula="of:=360/[.B176]" office:value-type="float" office:value="1.13636363636364" calcext:value-type="float">
            <text:p>1.13636363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7]*1.8" office:value-type="float" office:value="318.6" calcext:value-type="float">
            <text:p>318.6</text:p>
          </table:table-cell>
          <table:table-cell table:formula="of:=360/[.B177]" office:value-type="float" office:value="1.12994350282486" calcext:value-type="float">
            <text:p>1.12994350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8]*1.8" office:value-type="float" office:value="320.4" calcext:value-type="float">
            <text:p>320.4</text:p>
          </table:table-cell>
          <table:table-cell table:formula="of:=360/[.B178]" office:value-type="float" office:value="1.12359550561798" calcext:value-type="float">
            <text:p>1.12359550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79]*1.8" office:value-type="float" office:value="322.2" calcext:value-type="float">
            <text:p>322.2</text:p>
          </table:table-cell>
          <table:table-cell table:formula="of:=360/[.B179]" office:value-type="float" office:value="1.11731843575419" calcext:value-type="float">
            <text:p>1.11731843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0]*1.8" office:value-type="float" office:value="324" calcext:value-type="float">
            <text:p>324</text:p>
          </table:table-cell>
          <table:table-cell table:formula="of:=360/[.B180]" office:value-type="float" office:value="1.11111111111111" calcext:value-type="float">
            <text:p>1.11111111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1]*1.8" office:value-type="float" office:value="325.8" calcext:value-type="float">
            <text:p>325.8</text:p>
          </table:table-cell>
          <table:table-cell table:formula="of:=360/[.B181]" office:value-type="float" office:value="1.10497237569061" calcext:value-type="float">
            <text:p>1.10497237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2]*1.8" office:value-type="float" office:value="327.6" calcext:value-type="float">
            <text:p>327.6</text:p>
          </table:table-cell>
          <table:table-cell table:formula="of:=360/[.B182]" office:value-type="float" office:value="1.0989010989011" calcext:value-type="float">
            <text:p>1.09890109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3]*1.8" office:value-type="float" office:value="329.4" calcext:value-type="float">
            <text:p>329.4</text:p>
          </table:table-cell>
          <table:table-cell table:formula="of:=360/[.B183]" office:value-type="float" office:value="1.09289617486339" calcext:value-type="float">
            <text:p>1.09289617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4]*1.8" office:value-type="float" office:value="331.2" calcext:value-type="float">
            <text:p>331.2</text:p>
          </table:table-cell>
          <table:table-cell table:formula="of:=360/[.B184]" office:value-type="float" office:value="1.08695652173913" calcext:value-type="float">
            <text:p>1.08695652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5]*1.8" office:value-type="float" office:value="333" calcext:value-type="float">
            <text:p>333</text:p>
          </table:table-cell>
          <table:table-cell table:formula="of:=360/[.B185]" office:value-type="float" office:value="1.08108108108108" calcext:value-type="float">
            <text:p>1.08108108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6]*1.8" office:value-type="float" office:value="334.8" calcext:value-type="float">
            <text:p>334.8</text:p>
          </table:table-cell>
          <table:table-cell table:formula="of:=360/[.B186]" office:value-type="float" office:value="1.0752688172043" calcext:value-type="float">
            <text:p>1.07526881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7]*1.8" office:value-type="float" office:value="336.6" calcext:value-type="float">
            <text:p>336.6</text:p>
          </table:table-cell>
          <table:table-cell table:formula="of:=360/[.B187]" office:value-type="float" office:value="1.06951871657754" calcext:value-type="float">
            <text:p>1.06951871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8]*1.8" office:value-type="float" office:value="338.4" calcext:value-type="float">
            <text:p>338.4</text:p>
          </table:table-cell>
          <table:table-cell table:formula="of:=360/[.B188]" office:value-type="float" office:value="1.06382978723404" calcext:value-type="float">
            <text:p>1.06382978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89]*1.8" office:value-type="float" office:value="340.2" calcext:value-type="float">
            <text:p>340.2</text:p>
          </table:table-cell>
          <table:table-cell table:formula="of:=360/[.B189]" office:value-type="float" office:value="1.05820105820106" calcext:value-type="float">
            <text:p>1.05820105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0]*1.8" office:value-type="float" office:value="342" calcext:value-type="float">
            <text:p>342</text:p>
          </table:table-cell>
          <table:table-cell table:formula="of:=360/[.B190]" office:value-type="float" office:value="1.05263157894737" calcext:value-type="float">
            <text:p>1.05263157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1]*1.8" office:value-type="float" office:value="343.8" calcext:value-type="float">
            <text:p>343.8</text:p>
          </table:table-cell>
          <table:table-cell table:formula="of:=360/[.B191]" office:value-type="float" office:value="1.04712041884817" calcext:value-type="float">
            <text:p>1.04712041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2]*1.8" office:value-type="float" office:value="345.6" calcext:value-type="float">
            <text:p>345.6</text:p>
          </table:table-cell>
          <table:table-cell table:formula="of:=360/[.B192]" office:value-type="float" office:value="1.04166666666667" calcext:value-type="float">
            <text:p>1.04166666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3]*1.8" office:value-type="float" office:value="347.4" calcext:value-type="float">
            <text:p>347.4</text:p>
          </table:table-cell>
          <table:table-cell table:formula="of:=360/[.B193]" office:value-type="float" office:value="1.03626943005181" calcext:value-type="float">
            <text:p>1.03626943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4]*1.8" office:value-type="float" office:value="349.2" calcext:value-type="float">
            <text:p>349.2</text:p>
          </table:table-cell>
          <table:table-cell table:formula="of:=360/[.B194]" office:value-type="float" office:value="1.03092783505155" calcext:value-type="float">
            <text:p>1.03092783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5]*1.8" office:value-type="float" office:value="351" calcext:value-type="float">
            <text:p>351</text:p>
          </table:table-cell>
          <table:table-cell table:formula="of:=360/[.B195]" office:value-type="float" office:value="1.02564102564103" calcext:value-type="float">
            <text:p>1.02564102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6]*1.8" office:value-type="float" office:value="352.8" calcext:value-type="float">
            <text:p>352.8</text:p>
          </table:table-cell>
          <table:table-cell table:formula="of:=360/[.B196]" office:value-type="float" office:value="1.02040816326531" calcext:value-type="float">
            <text:p>1.02040816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7]*1.8" office:value-type="float" office:value="354.6" calcext:value-type="float">
            <text:p>354.6</text:p>
          </table:table-cell>
          <table:table-cell table:formula="of:=360/[.B197]" office:value-type="float" office:value="1.01522842639594" calcext:value-type="float">
            <text:p>1.01522842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8]*1.8" office:value-type="float" office:value="356.4" calcext:value-type="float">
            <text:p>356.4</text:p>
          </table:table-cell>
          <table:table-cell table:formula="of:=360/[.B198]" office:value-type="float" office:value="1.01010101010101" calcext:value-type="float">
            <text:p>1.01010101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99]*1.8" office:value-type="float" office:value="358.2" calcext:value-type="float">
            <text:p>358.2</text:p>
          </table:table-cell>
          <table:table-cell table:formula="of:=360/[.B199]" office:value-type="float" office:value="1.00502512562814" calcext:value-type="float">
            <text:p>1.00502512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0]*1.8" office:value-type="float" office:value="360" calcext:value-type="float">
            <text:p>360</text:p>
          </table:table-cell>
          <table:table-cell table:formula="of:=360/[.B200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03:49:55.183845513</meta:creation-date>
    <dc:date>2016-02-14T03:56:24.160697428</dc:date>
    <meta:editing-duration>P0D</meta:editing-duration>
    <meta:editing-cycles>1</meta:editing-cycles>
    <meta:document-statistic meta:table-count="1" meta:cell-count="600" meta:object-count="0"/>
    <meta:generator>LibreOffice/4.2.8.2$Linux_x86 LibreOffice_project/420m0$Build-2</meta:generator>
  </office:meta>
</office:document-meta>
</file>